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581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3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row table:style-name="ro1">
          <table:table-cell table:style-name="ce11" office:value-type="string" calcext:value-type="string">
            <text:p>Nome Campionato</text:p>
          </table:table-cell>
          <table:table-cell table:style-name="ce13" office:value-type="string" calcext:value-type="string">
            <text:p>Campionato a 10 Squadre sola andata</text:p>
          </table:table-cell>
        </table:table-row>
        <table:table-row table:style-name="ro1">
          <table:table-cell table:style-name="ce11" office:value-type="string" calcext:value-type="string">
            <text:p>Nazione/Regione/Sezione</text:p>
          </table:table-cell>
          <table:table-cell table:style-name="ce13" office:value-type="string" calcext:value-type="string">
            <text:p>Sezione di Zoolandia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3" office:value-type="string" calcext:value-type="string">
            <text:p>Stagione 2020/2021</text:p>
          </table:table-cell>
        </table:table-row>
        <table:table-row table:style-name="ro1">
          <table:table-cell table:style-name="ce11" office:value-type="string" calcext:value-type="string">
            <text:p>Punti vittoria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Punti sconfitta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unti forfait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10" table:default-cell-style-name="ce70"/>
        <table:table-column table:style-name="co3" table:number-columns-repeated="10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31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1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2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2"/>
          <table:covered-table-cell table:number-columns-repeated="2" table:style-name="ce71"/>
          <table:covered-table-cell table:style-name="ce74"/>
          <table:table-cell table:style-name="ce32" table:formula="of:=[.$E3]" office:value-type="string" office:string-value="Albatros" calcext:value-type="string">
            <text:p>Albatros</text:p>
          </table:table-cell>
          <table:table-cell table:style-name="ce32" table:formula="of:=[.$E4]" office:value-type="string" office:string-value="Barracuda" calcext:value-type="string">
            <text:p>Barracuda</text:p>
          </table:table-cell>
          <table:table-cell table:style-name="ce32" table:formula="of:=[.$E5]" office:value-type="string" office:string-value="Cinghiali" calcext:value-type="string">
            <text:p>Cinghiali</text:p>
          </table:table-cell>
          <table:table-cell table:style-name="ce32" table:formula="of:=[.$E6]" office:value-type="string" office:string-value="Delfini" calcext:value-type="string">
            <text:p>Delfini</text:p>
          </table:table-cell>
          <table:table-cell table:style-name="ce32" table:formula="of:=[.$E7]" office:value-type="string" office:string-value="Elefanti" calcext:value-type="string">
            <text:p>Elefanti</text:p>
          </table:table-cell>
          <table:table-cell table:style-name="ce32" table:formula="of:=[.$E8]" office:value-type="string" office:string-value="Fenicotteri" calcext:value-type="string">
            <text:p>Fenicotteri</text:p>
          </table:table-cell>
          <table:table-cell table:style-name="ce32" table:formula="of:=[.$E9]" office:value-type="string" office:string-value="Gazzelle" calcext:value-type="string">
            <text:p>Gazzelle</text:p>
          </table:table-cell>
          <table:table-cell table:style-name="ce32" table:formula="of:=[.$E10]" office:value-type="string" office:string-value="Iene" calcext:value-type="string">
            <text:p>Iene</text:p>
          </table:table-cell>
          <table:table-cell table:style-name="ce32" table:formula="of:=[.$E11]" office:value-type="string" office:string-value="Leoni" calcext:value-type="string">
            <text:p>Leoni</text:p>
          </table:table-cell>
          <table:table-cell table:style-name="ce32" table:formula="of:=[.$E12]" office:value-type="string" office:string-value="Marmotte" calcext:value-type="string">
            <text:p>Marmotte</text:p>
          </table:table-cell>
          <table:table-cell table:style-name="ce32" table:formula="of:=[.$E3]" office:value-type="string" office:string-value="Albatros" calcext:value-type="string">
            <text:p>Albatros</text:p>
          </table:table-cell>
          <table:table-cell table:style-name="ce32" table:formula="of:=[.$E4]" office:value-type="string" office:string-value="Barracuda" calcext:value-type="string">
            <text:p>Barracuda</text:p>
          </table:table-cell>
          <table:table-cell table:style-name="ce32" table:formula="of:=[.$E5]" office:value-type="string" office:string-value="Cinghiali" calcext:value-type="string">
            <text:p>Cinghiali</text:p>
          </table:table-cell>
          <table:table-cell table:style-name="ce32" table:formula="of:=[.$E6]" office:value-type="string" office:string-value="Delfini" calcext:value-type="string">
            <text:p>Delfini</text:p>
          </table:table-cell>
          <table:table-cell table:style-name="ce32" table:formula="of:=[.$E7]" office:value-type="string" office:string-value="Elefanti" calcext:value-type="string">
            <text:p>Elefanti</text:p>
          </table:table-cell>
          <table:table-cell table:style-name="ce32" table:formula="of:=[.$E8]" office:value-type="string" office:string-value="Fenicotteri" calcext:value-type="string">
            <text:p>Fenicotteri</text:p>
          </table:table-cell>
          <table:table-cell table:style-name="ce32" table:formula="of:=[.$E9]" office:value-type="string" office:string-value="Gazzelle" calcext:value-type="string">
            <text:p>Gazzelle</text:p>
          </table:table-cell>
          <table:table-cell table:style-name="ce32" table:formula="of:=[.$E10]" office:value-type="string" office:string-value="Iene" calcext:value-type="string">
            <text:p>Iene</text:p>
          </table:table-cell>
          <table:table-cell table:style-name="ce32" table:formula="of:=[.$E11]" office:value-type="string" office:string-value="Leoni" calcext:value-type="string">
            <text:p>Leoni</text:p>
          </table:table-cell>
          <table:table-cell table:style-name="ce32" table:formula="of:=[.$E12]" office:value-type="string" office:string-value="Marmotte" calcext:value-type="string">
            <text:p>Marmotte</text:p>
          </table:table-cell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Albatros</text:p>
          </table:table-cell>
          <table:table-cell table:style-name="ce15" table:formula="of:=&quot;Campo &quot;&amp;[.A3]" office:value-type="string" office:string-value="Campo Albatros" calcext:value-type="string">
            <text:p>Campo Albatros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+000;-000&quot;)&amp;TEXT(500+SUM([.$R3:.$AA3]);&quot;+000;-000&quot;)&amp;TEXT(SUM([.$AB3:.$AK3]);&quot;+000;-000&quot;)&amp;TEXT(500+[.$N3];&quot;+000;-000&quot;)&amp;TEXT([.$L3];&quot;+000;-000&quot;)&amp;TEXT(ORG.LIBREOFFICE.RANDBETWEEN.NV(0;999);&quot;+000;-000&quot;)" office:value-type="string" office:string-value="+006+500+000+324+149+006" calcext:value-type="string">
            <text:p>+006+500+000+324+149+006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 table:formula="of:=IF(AND([.$E3]&lt;&gt;[.AA$2];VLOOKUP([.$E3];areaCercaPuntiClassificaSquadre;3;0)=VLOOKUP([.AA$2];areaCercaPuntiClassificaSquadre;3;0));SUMIFS(areaDifferenzaPuntiACalendario;areaSquadraACalendario;[.$E3];areaSquadraBCalendario;[.AA$2])+SUMIFS(areaDifferenzaPuntiBCalendario;areaSquadraBCalendario;[.$E3];areaSquadraACalendario;[.AA$2]);&quot;-&quot;)" office:value-type="string" office:string-value="-" calcext:value-type="string">
            <text:p>-</text:p>
          </table:table-cell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formula="of:=IF(AND([.$E3]&lt;&gt;[.AK$2];VLOOKUP([.$E3];areaCercaPuntiClassificaSquadre;3;0)=VLOOKUP([.AK$2];areaCercaPuntiClassificaSquadre;3;0));SUMIFS(areaPuntiFattiACalendario;areaSquadraACalendario;[.$E3];areaSquadraBCalendario;[.AK$2])+SUMIFS(areaPuntiFattiBCalendario;areaSquadraBCalendario;[.$E3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Barracuda</text:p>
          </table:table-cell>
          <table:table-cell table:style-name="ce15" table:formula="of:=&quot;Campo &quot;&amp;[.A4]" office:value-type="string" office:string-value="Campo Barracuda" calcext:value-type="string">
            <text:p>Campo Barracuda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style-name="ce66" table:formula="of:=TEXT([.$G4];&quot;+000;-000&quot;)&amp;TEXT(500+SUM([.$R4:.$AA4]);&quot;+000;-000&quot;)&amp;TEXT(SUM([.$AB4:.$AK4]);&quot;+000;-000&quot;)&amp;TEXT(500+[.$N4];&quot;+000;-000&quot;)&amp;TEXT([.$L4];&quot;+000;-000&quot;)&amp;TEXT(ORG.LIBREOFFICE.RANDBETWEEN.NV(0;999);&quot;+000;-000&quot;)" office:value-type="string" office:string-value="+009+500+000+580+359+126" calcext:value-type="string">
            <text:p>+009+500+000+580+359+126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 table:formula="of:=IF(AND([.$E4]&lt;&gt;[.AA$2];VLOOKUP([.$E4];areaCercaPuntiClassificaSquadre;3;0)=VLOOKUP([.AA$2];areaCercaPuntiClassificaSquadre;3;0));SUMIFS(areaDifferenzaPuntiACalendario;areaSquadraACalendario;[.$E4];areaSquadraBCalendario;[.AA$2])+SUMIFS(areaDifferenzaPuntiBCalendario;areaSquadraBCalendario;[.$E4];areaSquadraACalendario;[.AA$2]);&quot;-&quot;)" office:value-type="string" office:string-value="-" calcext:value-type="string">
            <text:p>-</text:p>
          </table:table-cell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formula="of:=IF(AND([.$E4]&lt;&gt;[.AK$2];VLOOKUP([.$E4];areaCercaPuntiClassificaSquadre;3;0)=VLOOKUP([.AK$2];areaCercaPuntiClassificaSquadre;3;0));SUMIFS(areaPuntiFattiACalendario;areaSquadraACalendario;[.$E4];areaSquadraBCalendario;[.AK$2])+SUMIFS(areaPuntiFattiBCalendario;areaSquadraBCalendario;[.$E4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Cinghiali</text:p>
          </table:table-cell>
          <table:table-cell table:style-name="ce15" table:formula="of:=&quot;Campo &quot;&amp;[.A5]" office:value-type="string" office:string-value="Campo Cinghiali" calcext:value-type="string">
            <text:p>Campo Cinghiali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style-name="ce66" table:formula="of:=TEXT([.$G5];&quot;+000;-000&quot;)&amp;TEXT(500+SUM([.$R5:.$AA5]);&quot;+000;-000&quot;)&amp;TEXT(SUM([.$AB5:.$AK5]);&quot;+000;-000&quot;)&amp;TEXT(500+[.$N5];&quot;+000;-000&quot;)&amp;TEXT([.$L5];&quot;+000;-000&quot;)&amp;TEXT(ORG.LIBREOFFICE.RANDBETWEEN.NV(0;999);&quot;+000;-000&quot;)" office:value-type="string" office:string-value="+008+502+050+409+223+722" calcext:value-type="string">
            <text:p>+008+502+050+409+223+722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 table:formula="of:=IF(AND([.$E5]&lt;&gt;[.AA$2];VLOOKUP([.$E5];areaCercaPuntiClassificaSquadre;3;0)=VLOOKUP([.AA$2];areaCercaPuntiClassificaSquadre;3;0));SUMIFS(areaDifferenzaPuntiACalendario;areaSquadraACalendario;[.$E5];areaSquadraBCalendario;[.AA$2])+SUMIFS(areaDifferenzaPuntiBCalendario;areaSquadraBCalendario;[.$E5];areaSquadraACalendario;[.AA$2]);&quot;-&quot;)" office:value-type="string" office:string-value="-" calcext:value-type="string">
            <text:p>-</text:p>
          </table:table-cell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formula="of:=IF(AND([.$E5]&lt;&gt;[.AK$2];VLOOKUP([.$E5];areaCercaPuntiClassificaSquadre;3;0)=VLOOKUP([.AK$2];areaCercaPuntiClassificaSquadre;3;0));SUMIFS(areaPuntiFattiACalendario;areaSquadraACalendario;[.$E5];areaSquadraBCalendario;[.AK$2])+SUMIFS(areaPuntiFattiBCalendario;areaSquadraBCalendario;[.$E5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Delfini</text:p>
          </table:table-cell>
          <table:table-cell table:style-name="ce15" table:formula="of:=&quot;Campo &quot;&amp;[.A6]" office:value-type="string" office:string-value="Campo Delfini" calcext:value-type="string">
            <text:p>Campo Delfini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style-name="ce66" table:formula="of:=TEXT([.$G6];&quot;+000;-000&quot;)&amp;TEXT(500+SUM([.$R6:.$AA6]);&quot;+000;-000&quot;)&amp;TEXT(SUM([.$AB6:.$AK6]);&quot;+000;-000&quot;)&amp;TEXT(500+[.$N6];&quot;+000;-000&quot;)&amp;TEXT([.$L6];&quot;+000;-000&quot;)&amp;TEXT(ORG.LIBREOFFICE.RANDBETWEEN.NV(0;999);&quot;+000;-000&quot;)" office:value-type="string" office:string-value="+011+496+049+565+319+717" calcext:value-type="string">
            <text:p>+011+496+049+565+319+717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 table:formula="of:=IF(AND([.$E6]&lt;&gt;[.AA$2];VLOOKUP([.$E6];areaCercaPuntiClassificaSquadre;3;0)=VLOOKUP([.AA$2];areaCercaPuntiClassificaSquadre;3;0));SUMIFS(areaDifferenzaPuntiACalendario;areaSquadraACalendario;[.$E6];areaSquadraBCalendario;[.AA$2])+SUMIFS(areaDifferenzaPuntiBCalendario;areaSquadraBCalendario;[.$E6];areaSquadraACalendario;[.AA$2]);&quot;-&quot;)" office:value-type="string" office:string-value="-" calcext:value-type="string">
            <text:p>-</text:p>
          </table:table-cell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formula="of:=IF(AND([.$E6]&lt;&gt;[.AK$2];VLOOKUP([.$E6];areaCercaPuntiClassificaSquadre;3;0)=VLOOKUP([.AK$2];areaCercaPuntiClassificaSquadre;3;0));SUMIFS(areaPuntiFattiACalendario;areaSquadraACalendario;[.$E6];areaSquadraBCalendario;[.AK$2])+SUMIFS(areaPuntiFattiBCalendario;areaSquadraBCalendario;[.$E6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Elefanti</text:p>
          </table:table-cell>
          <table:table-cell table:style-name="ce15" table:formula="of:=&quot;Campo &quot;&amp;[.A7]" office:value-type="string" office:string-value="Campo Elefanti" calcext:value-type="string">
            <text:p>Campo Elefanti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style-name="ce66" table:formula="of:=TEXT([.$G7];&quot;+000;-000&quot;)&amp;TEXT(500+SUM([.$R7:.$AA7]);&quot;+000;-000&quot;)&amp;TEXT(SUM([.$AB7:.$AK7]);&quot;+000;-000&quot;)&amp;TEXT(500+[.$N7];&quot;+000;-000&quot;)&amp;TEXT([.$L7];&quot;+000;-000&quot;)&amp;TEXT(ORG.LIBREOFFICE.RANDBETWEEN.NV(0;999);&quot;+000;-000&quot;)" office:value-type="string" office:string-value="+010+500+000+604+351+085" calcext:value-type="string">
            <text:p>+010+500+000+604+351+085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 table:formula="of:=IF(AND([.$E7]&lt;&gt;[.AA$2];VLOOKUP([.$E7];areaCercaPuntiClassificaSquadre;3;0)=VLOOKUP([.AA$2];areaCercaPuntiClassificaSquadre;3;0));SUMIFS(areaDifferenzaPuntiACalendario;areaSquadraACalendario;[.$E7];areaSquadraBCalendario;[.AA$2])+SUMIFS(areaDifferenzaPuntiBCalendario;areaSquadraBCalendario;[.$E7];areaSquadraACalendario;[.AA$2]);&quot;-&quot;)" office:value-type="string" office:string-value="-" calcext:value-type="string">
            <text:p>-</text:p>
          </table:table-cell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formula="of:=IF(AND([.$E7]&lt;&gt;[.AK$2];VLOOKUP([.$E7];areaCercaPuntiClassificaSquadre;3;0)=VLOOKUP([.AK$2];areaCercaPuntiClassificaSquadre;3;0));SUMIFS(areaPuntiFattiACalendario;areaSquadraACalendario;[.$E7];areaSquadraBCalendario;[.AK$2])+SUMIFS(areaPuntiFattiBCalendario;areaSquadraBCalendario;[.$E7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Fenicotteri</text:p>
          </table:table-cell>
          <table:table-cell table:style-name="ce15" table:formula="of:=&quot;Campo &quot;&amp;[.A8]" office:value-type="string" office:string-value="Campo Fenicotteri" calcext:value-type="string">
            <text:p>Campo Fenicotteri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style-name="ce66" table:formula="of:=TEXT([.$G8];&quot;+000;-000&quot;)&amp;TEXT(500+SUM([.$R8:.$AA8]);&quot;+000;-000&quot;)&amp;TEXT(SUM([.$AB8:.$AK8]);&quot;+000;-000&quot;)&amp;TEXT(500+[.$N8];&quot;+000;-000&quot;)&amp;TEXT([.$L8];&quot;+000;-000&quot;)&amp;TEXT(ORG.LIBREOFFICE.RANDBETWEEN.NV(0;999);&quot;+000;-000&quot;)" office:value-type="string" office:string-value="+011+504+053+548+298+674" calcext:value-type="string">
            <text:p>+011+504+053+548+298+674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 table:formula="of:=IF(AND([.$E8]&lt;&gt;[.AA$2];VLOOKUP([.$E8];areaCercaPuntiClassificaSquadre;3;0)=VLOOKUP([.AA$2];areaCercaPuntiClassificaSquadre;3;0));SUMIFS(areaDifferenzaPuntiACalendario;areaSquadraACalendario;[.$E8];areaSquadraBCalendario;[.AA$2])+SUMIFS(areaDifferenzaPuntiBCalendario;areaSquadraBCalendario;[.$E8];areaSquadraACalendario;[.AA$2]);&quot;-&quot;)" office:value-type="string" office:string-value="-" calcext:value-type="string">
            <text:p>-</text:p>
          </table:table-cell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formula="of:=IF(AND([.$E8]&lt;&gt;[.AK$2];VLOOKUP([.$E8];areaCercaPuntiClassificaSquadre;3;0)=VLOOKUP([.AK$2];areaCercaPuntiClassificaSquadre;3;0));SUMIFS(areaPuntiFattiACalendario;areaSquadraACalendario;[.$E8];areaSquadraBCalendario;[.AK$2])+SUMIFS(areaPuntiFattiBCalendario;areaSquadraBCalendario;[.$E8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Gazzelle</text:p>
          </table:table-cell>
          <table:table-cell table:style-name="ce15" table:formula="of:=&quot;Campo &quot;&amp;[.A9]" office:value-type="string" office:string-value="Campo Gazzelle" calcext:value-type="string">
            <text:p>Campo Gazzelle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style-name="ce66" table:formula="of:=TEXT([.$G9];&quot;+000;-000&quot;)&amp;TEXT(500+SUM([.$R9:.$AA9]);&quot;+000;-000&quot;)&amp;TEXT(SUM([.$AB9:.$AK9]);&quot;+000;-000&quot;)&amp;TEXT(500+[.$N9];&quot;+000;-000&quot;)&amp;TEXT([.$L9];&quot;+000;-000&quot;)&amp;TEXT(ORG.LIBREOFFICE.RANDBETWEEN.NV(0;999);&quot;+000;-000&quot;)" office:value-type="string" office:string-value="+008+498+048+470+279+552" calcext:value-type="string">
            <text:p>+008+498+048+470+279+552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 table:formula="of:=IF(AND([.$E9]&lt;&gt;[.AA$2];VLOOKUP([.$E9];areaCercaPuntiClassificaSquadre;3;0)=VLOOKUP([.AA$2];areaCercaPuntiClassificaSquadre;3;0));SUMIFS(areaDifferenzaPuntiACalendario;areaSquadraACalendario;[.$E9];areaSquadraBCalendario;[.AA$2])+SUMIFS(areaDifferenzaPuntiBCalendario;areaSquadraBCalendario;[.$E9];areaSquadraACalendario;[.AA$2]);&quot;-&quot;)" office:value-type="string" office:string-value="-" calcext:value-type="string">
            <text:p>-</text:p>
          </table:table-cell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formula="of:=IF(AND([.$E9]&lt;&gt;[.AK$2];VLOOKUP([.$E9];areaCercaPuntiClassificaSquadre;3;0)=VLOOKUP([.AK$2];areaCercaPuntiClassificaSquadre;3;0));SUMIFS(areaPuntiFattiACalendario;areaSquadraACalendario;[.$E9];areaSquadraBCalendario;[.AK$2])+SUMIFS(areaPuntiFattiBCalendario;areaSquadraBCalendario;[.$E9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Iene</text:p>
          </table:table-cell>
          <table:table-cell table:style-name="ce15" table:formula="of:=&quot;Campo &quot;&amp;[.A10]" office:value-type="string" office:string-value="Campo Iene" calcext:value-type="string">
            <text:p>Campo Iene</text:p>
          </table:table-cell>
          <table:table-cell table:style-name="ce15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8" calcext:value-type="float">
            <text:p>8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style-name="ce66" table:formula="of:=TEXT([.$G10];&quot;+000;-000&quot;)&amp;TEXT(500+SUM([.$R10:.$AA10]);&quot;+000;-000&quot;)&amp;TEXT(SUM([.$AB10:.$AK10]);&quot;+000;-000&quot;)&amp;TEXT(500+[.$N10];&quot;+000;-000&quot;)&amp;TEXT([.$L10];&quot;+000;-000&quot;)&amp;TEXT(ORG.LIBREOFFICE.RANDBETWEEN.NV(0;999);&quot;+000;-000&quot;)" office:value-type="string" office:string-value="+000+500+000+500+000+977" calcext:value-type="string">
            <text:p>+000+500+000+500+000+977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float" office:value="0" calcext:value-type="float">
            <text:p>+0</text:p>
          </table:table-cell>
          <table:table-cell table:formula="of:=IF(AND([.$E10]&lt;&gt;[.AA$2];VLOOKUP([.$E10];areaCercaPuntiClassificaSquadre;3;0)=VLOOKUP([.AA$2];areaCercaPuntiClassificaSquadre;3;0));SUMIFS(areaDifferenzaPuntiACalendario;areaSquadraACalendario;[.$E10];areaSquadraBCalendario;[.AA$2])+SUMIFS(areaDifferenzaPuntiBCalendario;areaSquadraBCalendario;[.$E10];areaSquadraACalendario;[.AA$2]);&quot;-&quot;)" office:value-type="float" office:value="0" calcext:value-type="float">
            <text:p>+0</text:p>
          </table:table-cell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float" office:value="0" calcext:value-type="float">
            <text:p>0</text:p>
          </table:table-cell>
          <table:table-cell table:formula="of:=IF(AND([.$E10]&lt;&gt;[.AK$2];VLOOKUP([.$E10];areaCercaPuntiClassificaSquadre;3;0)=VLOOKUP([.AK$2];areaCercaPuntiClassificaSquadre;3;0));SUMIFS(areaPuntiFattiACalendario;areaSquadraACalendario;[.$E10];areaSquadraBCalendario;[.AK$2])+SUMIFS(areaPuntiFattiBCalendario;areaSquadraBCalendario;[.$E10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Leoni</text:p>
          </table:table-cell>
          <table:table-cell table:style-name="ce15" table:formula="of:=&quot;Campo &quot;&amp;[.A11]" office:value-type="string" office:string-value="Campo Leoni" calcext:value-type="string">
            <text:p>Campo Leoni</text:p>
          </table:table-cell>
          <table:table-cell table:style-name="ce15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10" calcext:value-type="float">
            <text:p>10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style-name="ce66" table:formula="of:=TEXT([.$G11];&quot;+000;-000&quot;)&amp;TEXT(500+SUM([.$R11:.$AA11]);&quot;+000;-000&quot;)&amp;TEXT(SUM([.$AB11:.$AK11]);&quot;+000;-000&quot;)&amp;TEXT(500+[.$N11];&quot;+000;-000&quot;)&amp;TEXT([.$L11];&quot;+000;-000&quot;)&amp;TEXT(ORG.LIBREOFFICE.RANDBETWEEN.NV(0;999);&quot;+000;-000&quot;)" office:value-type="string" office:string-value="+000+500+000+500+000+221" calcext:value-type="string">
            <text:p>+000+500+000+500+000+221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float" office:value="0" calcext:value-type="float">
            <text:p>+0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 table:formula="of:=IF(AND([.$E11]&lt;&gt;[.AA$2];VLOOKUP([.$E11];areaCercaPuntiClassificaSquadre;3;0)=VLOOKUP([.AA$2];areaCercaPuntiClassificaSquadre;3;0));SUMIFS(areaDifferenzaPuntiACalendario;areaSquadraACalendario;[.$E11];areaSquadraBCalendario;[.AA$2])+SUMIFS(areaDifferenzaPuntiBCalendario;areaSquadraBCalendario;[.$E11];areaSquadraACalendario;[.AA$2]);&quot;-&quot;)" office:value-type="float" office:value="0" calcext:value-type="float">
            <text:p>+0</text:p>
          </table:table-cell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float" office:value="0" calcext:value-type="float">
            <text:p>0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formula="of:=IF(AND([.$E11]&lt;&gt;[.AK$2];VLOOKUP([.$E11];areaCercaPuntiClassificaSquadre;3;0)=VLOOKUP([.AK$2];areaCercaPuntiClassificaSquadre;3;0));SUMIFS(areaPuntiFattiACalendario;areaSquadraACalendario;[.$E11];areaSquadraBCalendario;[.AK$2])+SUMIFS(areaPuntiFattiBCalendario;areaSquadraBCalendario;[.$E11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Marmotte</text:p>
          </table:table-cell>
          <table:table-cell table:style-name="ce15" table:formula="of:=&quot;Campo &quot;&amp;[.A12]" office:value-type="string" office:string-value="Campo Marmotte" calcext:value-type="string">
            <text:p>Campo Marmotte</text:p>
          </table:table-cell>
          <table:table-cell table:style-name="ce15" table:formula="of:=&quot;https://www.google.it/maps/search/&quot;&amp;SUBSTITUTE([.B12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formula="of:=COUNTIF(areaCoefficienteSquadre;&quot;&gt;=&quot;&amp;[.$F12])-1" office:value-type="float" office:value="9" calcext:value-type="float">
            <text:p>9</text:p>
          </table:table-cell>
          <table:table-cell table:formula="of:=[.A12]&amp;&quot;&quot;" office:value-type="string" office:string-value="Marmotte" calcext:value-type="string">
            <text:p>Marmotte</text:p>
          </table:table-cell>
          <table:table-cell table:style-name="ce66" table:formula="of:=TEXT([.$G12];&quot;+000;-000&quot;)&amp;TEXT(500+SUM([.$R12:.$AA12]);&quot;+000;-000&quot;)&amp;TEXT(SUM([.$AB12:.$AK12]);&quot;+000;-000&quot;)&amp;TEXT(500+[.$N12];&quot;+000;-000&quot;)&amp;TEXT([.$L12];&quot;+000;-000&quot;)&amp;TEXT(ORG.LIBREOFFICE.RANDBETWEEN.NV(0;999);&quot;+000;-000&quot;)" office:value-type="string" office:string-value="+000+500+000+500+000+679" calcext:value-type="string">
            <text:p>+000+500+000+500+000+679</text:p>
          </table:table-cell>
          <table:table-cell table:formula="of:=[.I12]*constPuntiVittoria+[.J12]*constPuntiSconfitta+[.K12]*constPuntiForfait" office:value-type="float" office:value="0" calcext:value-type="float">
            <text:p>0</text:p>
          </table:table-cell>
          <table:table-cell table:formula="of:=SUM([.I12:.K12])" office:value-type="float" office:value="0" calcext:value-type="float">
            <text:p>0</text:p>
          </table:table-cell>
          <table:table-cell table:formula="of:=SUMIF(areaSquadraACalendario;[.E12];areaVintaACalendario)+SUMIF(areaSquadraBCalendario;[.E12];areaVintaBCalendario)" office:value-type="float" office:value="0" calcext:value-type="float">
            <text:p>0</text:p>
          </table:table-cell>
          <table:table-cell table:formula="of:=SUMIF(areaSquadraACalendario;[.E12];areaPersaACalendario)+SUMIF(areaSquadraBCalendario;[.E12];areaPersaBCalendario)" office:value-type="float" office:value="0" calcext:value-type="float">
            <text:p>0</text:p>
          </table:table-cell>
          <table:table-cell table:formula="of:=SUMIF(areaSquadraACalendario;[.E12];areaForfaitACalendario)+SUMIF(areaSquadraBCalendario;[.E12];areaForfaitBCalendario)" office:value-type="float" office:value="0" calcext:value-type="float">
            <text:p>0</text:p>
          </table:table-cell>
          <table:table-cell table:formula="of:=SUMIF(areaSquadraACalendario;[.E12];areaPuntiFattiACalendario)+SUMIF(areaSquadraBCalendario;[.E12];areaPuntiFattiBCalendario)" office:value-type="float" office:value="0" calcext:value-type="float">
            <text:p>0</text:p>
          </table:table-cell>
          <table:table-cell table:formula="of:=SUMIF(areaSquadraACalendario;[.E12];areaPuntiSubitiACalendario)+SUMIF(areaSquadraBCalendario;[.E12];areaPuntiSubitiBCalendario)" office:value-type="float" office:value="0" calcext:value-type="float">
            <text:p>0</text:p>
          </table:table-cell>
          <table:table-cell table:formula="of:=SUMIF(areaSquadraACalendario;[.E12];areaDifferenzaPuntiACalendario)+SUMIF(areaSquadraBCalendario;[.E12];areaDifferenzaPuntiBCalendario)" office:value-type="float" office:value="0" calcext:value-type="float">
            <text:p>+0</text:p>
          </table:table-cell>
          <table:table-cell table:formula="of:=IF([.H12]=0;0;ROUND([.L12]/[.H12];2))" office:value-type="float" office:value="0" calcext:value-type="float">
            <text:p>0</text:p>
          </table:table-cell>
          <table:table-cell table:formula="of:=IF([.H12]=0;0;ROUND([.M12]/[.H12];2))" office:value-type="float" office:value="0" calcext:value-type="float">
            <text:p>0</text:p>
          </table:table-cell>
          <table:table-cell table:formula="of:=IF([.H12]=0;0;ROUND([.N12]/[.H12];2))" office:value-type="float" office:value="0" calcext:value-type="float">
            <text:p>+0,00</text:p>
          </table:table-cell>
          <table:table-cell table:formula="of:=IF(AND([.$E12]&lt;&gt;[.R$2];VLOOKUP([.$E12];areaCercaPuntiClassificaSquadre;3;0)=VLOOKUP([.R$2];areaCercaPuntiClassificaSquadre;3;0));SUMIFS(areaDifferenzaPuntiACalendario;areaSquadraACalendario;[.$E12];areaSquadraBCalendario;[.R$2])+SUMIFS(areaDifferenzaPuntiBCalendario;areaSquadraBCalendario;[.$E12];areaSquadraACalendario;[.R$2]);&quot;-&quot;)" office:value-type="string" office:string-value="-" calcext:value-type="string">
            <text:p>-</text:p>
          </table:table-cell>
          <table:table-cell table:formula="of:=IF(AND([.$E12]&lt;&gt;[.S$2];VLOOKUP([.$E12];areaCercaPuntiClassificaSquadre;3;0)=VLOOKUP([.S$2];areaCercaPuntiClassificaSquadre;3;0));SUMIFS(areaDifferenzaPuntiACalendario;areaSquadraACalendario;[.$E12];areaSquadraBCalendario;[.S$2])+SUMIFS(areaDifferenzaPuntiBCalendario;areaSquadraBCalendario;[.$E12];areaSquadraACalendario;[.S$2]);&quot;-&quot;)" office:value-type="string" office:string-value="-" calcext:value-type="string">
            <text:p>-</text:p>
          </table:table-cell>
          <table:table-cell table:formula="of:=IF(AND([.$E12]&lt;&gt;[.T$2];VLOOKUP([.$E12];areaCercaPuntiClassificaSquadre;3;0)=VLOOKUP([.T$2];areaCercaPuntiClassificaSquadre;3;0));SUMIFS(areaDifferenzaPuntiACalendario;areaSquadraACalendario;[.$E12];areaSquadraBCalendario;[.T$2])+SUMIFS(areaDifferenzaPuntiBCalendario;areaSquadraBCalendario;[.$E12];areaSquadraACalendario;[.T$2]);&quot;-&quot;)" office:value-type="string" office:string-value="-" calcext:value-type="string">
            <text:p>-</text:p>
          </table:table-cell>
          <table:table-cell table:formula="of:=IF(AND([.$E12]&lt;&gt;[.U$2];VLOOKUP([.$E12];areaCercaPuntiClassificaSquadre;3;0)=VLOOKUP([.U$2];areaCercaPuntiClassificaSquadre;3;0));SUMIFS(areaDifferenzaPuntiACalendario;areaSquadraACalendario;[.$E12];areaSquadraBCalendario;[.U$2])+SUMIFS(areaDifferenzaPuntiBCalendario;areaSquadraBCalendario;[.$E12];areaSquadraACalendario;[.U$2]);&quot;-&quot;)" office:value-type="string" office:string-value="-" calcext:value-type="string">
            <text:p>-</text:p>
          </table:table-cell>
          <table:table-cell table:formula="of:=IF(AND([.$E12]&lt;&gt;[.V$2];VLOOKUP([.$E12];areaCercaPuntiClassificaSquadre;3;0)=VLOOKUP([.V$2];areaCercaPuntiClassificaSquadre;3;0));SUMIFS(areaDifferenzaPuntiACalendario;areaSquadraACalendario;[.$E12];areaSquadraBCalendario;[.V$2])+SUMIFS(areaDifferenzaPuntiBCalendario;areaSquadraBCalendario;[.$E12];areaSquadraACalendario;[.V$2]);&quot;-&quot;)" office:value-type="string" office:string-value="-" calcext:value-type="string">
            <text:p>-</text:p>
          </table:table-cell>
          <table:table-cell table:formula="of:=IF(AND([.$E12]&lt;&gt;[.W$2];VLOOKUP([.$E12];areaCercaPuntiClassificaSquadre;3;0)=VLOOKUP([.W$2];areaCercaPuntiClassificaSquadre;3;0));SUMIFS(areaDifferenzaPuntiACalendario;areaSquadraACalendario;[.$E12];areaSquadraBCalendario;[.W$2])+SUMIFS(areaDifferenzaPuntiBCalendario;areaSquadraBCalendario;[.$E12];areaSquadraACalendario;[.W$2]);&quot;-&quot;)" office:value-type="string" office:string-value="-" calcext:value-type="string">
            <text:p>-</text:p>
          </table:table-cell>
          <table:table-cell table:formula="of:=IF(AND([.$E12]&lt;&gt;[.X$2];VLOOKUP([.$E12];areaCercaPuntiClassificaSquadre;3;0)=VLOOKUP([.X$2];areaCercaPuntiClassificaSquadre;3;0));SUMIFS(areaDifferenzaPuntiACalendario;areaSquadraACalendario;[.$E12];areaSquadraBCalendario;[.X$2])+SUMIFS(areaDifferenzaPuntiBCalendario;areaSquadraBCalendario;[.$E12];areaSquadraACalendario;[.X$2]);&quot;-&quot;)" office:value-type="string" office:string-value="-" calcext:value-type="string">
            <text:p>-</text:p>
          </table:table-cell>
          <table:table-cell table:formula="of:=IF(AND([.$E12]&lt;&gt;[.Y$2];VLOOKUP([.$E12];areaCercaPuntiClassificaSquadre;3;0)=VLOOKUP([.Y$2];areaCercaPuntiClassificaSquadre;3;0));SUMIFS(areaDifferenzaPuntiACalendario;areaSquadraACalendario;[.$E12];areaSquadraBCalendario;[.Y$2])+SUMIFS(areaDifferenzaPuntiBCalendario;areaSquadraBCalendario;[.$E12];areaSquadraACalendario;[.Y$2]);&quot;-&quot;)" office:value-type="float" office:value="0" calcext:value-type="float">
            <text:p>+0</text:p>
          </table:table-cell>
          <table:table-cell table:formula="of:=IF(AND([.$E12]&lt;&gt;[.Z$2];VLOOKUP([.$E12];areaCercaPuntiClassificaSquadre;3;0)=VLOOKUP([.Z$2];areaCercaPuntiClassificaSquadre;3;0));SUMIFS(areaDifferenzaPuntiACalendario;areaSquadraACalendario;[.$E12];areaSquadraBCalendario;[.Z$2])+SUMIFS(areaDifferenzaPuntiBCalendario;areaSquadraBCalendario;[.$E12];areaSquadraACalendario;[.Z$2]);&quot;-&quot;)" office:value-type="float" office:value="0" calcext:value-type="float">
            <text:p>+0</text:p>
          </table:table-cell>
          <table:table-cell table:formula="of:=IF(AND([.$E12]&lt;&gt;[.AA$2];VLOOKUP([.$E12];areaCercaPuntiClassificaSquadre;3;0)=VLOOKUP([.AA$2];areaCercaPuntiClassificaSquadre;3;0));SUMIFS(areaDifferenzaPuntiACalendario;areaSquadraACalendario;[.$E12];areaSquadraBCalendario;[.AA$2])+SUMIFS(areaDifferenzaPuntiBCalendario;areaSquadraBCalendario;[.$E12];areaSquadraACalendario;[.AA$2]);&quot;-&quot;)" office:value-type="string" office:string-value="-" calcext:value-type="string">
            <text:p>-</text:p>
          </table:table-cell>
          <table:table-cell table:formula="of:=IF(AND([.$E12]&lt;&gt;[.AB$2];VLOOKUP([.$E12];areaCercaPuntiClassificaSquadre;3;0)=VLOOKUP([.AB$2];areaCercaPuntiClassificaSquadre;3;0));SUMIFS(areaPuntiFattiACalendario;areaSquadraACalendario;[.$E12];areaSquadraBCalendario;[.AB$2])+SUMIFS(areaPuntiFattiBCalendario;areaSquadraBCalendario;[.$E12];areaSquadraACalendario;[.AB$2]);&quot;-&quot;)" office:value-type="string" office:string-value="-" calcext:value-type="string">
            <text:p>-</text:p>
          </table:table-cell>
          <table:table-cell table:formula="of:=IF(AND([.$E12]&lt;&gt;[.AC$2];VLOOKUP([.$E12];areaCercaPuntiClassificaSquadre;3;0)=VLOOKUP([.AC$2];areaCercaPuntiClassificaSquadre;3;0));SUMIFS(areaPuntiFattiACalendario;areaSquadraACalendario;[.$E12];areaSquadraBCalendario;[.AC$2])+SUMIFS(areaPuntiFattiBCalendario;areaSquadraBCalendario;[.$E12];areaSquadraACalendario;[.AC$2]);&quot;-&quot;)" office:value-type="string" office:string-value="-" calcext:value-type="string">
            <text:p>-</text:p>
          </table:table-cell>
          <table:table-cell table:formula="of:=IF(AND([.$E12]&lt;&gt;[.AD$2];VLOOKUP([.$E12];areaCercaPuntiClassificaSquadre;3;0)=VLOOKUP([.AD$2];areaCercaPuntiClassificaSquadre;3;0));SUMIFS(areaPuntiFattiACalendario;areaSquadraACalendario;[.$E12];areaSquadraBCalendario;[.AD$2])+SUMIFS(areaPuntiFattiBCalendario;areaSquadraBCalendario;[.$E12];areaSquadraACalendario;[.AD$2]);&quot;-&quot;)" office:value-type="string" office:string-value="-" calcext:value-type="string">
            <text:p>-</text:p>
          </table:table-cell>
          <table:table-cell table:formula="of:=IF(AND([.$E12]&lt;&gt;[.AE$2];VLOOKUP([.$E12];areaCercaPuntiClassificaSquadre;3;0)=VLOOKUP([.AE$2];areaCercaPuntiClassificaSquadre;3;0));SUMIFS(areaPuntiFattiACalendario;areaSquadraACalendario;[.$E12];areaSquadraBCalendario;[.AE$2])+SUMIFS(areaPuntiFattiBCalendario;areaSquadraBCalendario;[.$E12];areaSquadraACalendario;[.AE$2]);&quot;-&quot;)" office:value-type="string" office:string-value="-" calcext:value-type="string">
            <text:p>-</text:p>
          </table:table-cell>
          <table:table-cell table:formula="of:=IF(AND([.$E12]&lt;&gt;[.AF$2];VLOOKUP([.$E12];areaCercaPuntiClassificaSquadre;3;0)=VLOOKUP([.AF$2];areaCercaPuntiClassificaSquadre;3;0));SUMIFS(areaPuntiFattiACalendario;areaSquadraACalendario;[.$E12];areaSquadraBCalendario;[.AF$2])+SUMIFS(areaPuntiFattiBCalendario;areaSquadraBCalendario;[.$E12];areaSquadraACalendario;[.AF$2]);&quot;-&quot;)" office:value-type="string" office:string-value="-" calcext:value-type="string">
            <text:p>-</text:p>
          </table:table-cell>
          <table:table-cell table:formula="of:=IF(AND([.$E12]&lt;&gt;[.AG$2];VLOOKUP([.$E12];areaCercaPuntiClassificaSquadre;3;0)=VLOOKUP([.AG$2];areaCercaPuntiClassificaSquadre;3;0));SUMIFS(areaPuntiFattiACalendario;areaSquadraACalendario;[.$E12];areaSquadraBCalendario;[.AG$2])+SUMIFS(areaPuntiFattiBCalendario;areaSquadraBCalendario;[.$E12];areaSquadraACalendario;[.AG$2]);&quot;-&quot;)" office:value-type="string" office:string-value="-" calcext:value-type="string">
            <text:p>-</text:p>
          </table:table-cell>
          <table:table-cell table:formula="of:=IF(AND([.$E12]&lt;&gt;[.AH$2];VLOOKUP([.$E12];areaCercaPuntiClassificaSquadre;3;0)=VLOOKUP([.AH$2];areaCercaPuntiClassificaSquadre;3;0));SUMIFS(areaPuntiFattiACalendario;areaSquadraACalendario;[.$E12];areaSquadraBCalendario;[.AH$2])+SUMIFS(areaPuntiFattiBCalendario;areaSquadraBCalendario;[.$E12];areaSquadraACalendario;[.AH$2]);&quot;-&quot;)" office:value-type="string" office:string-value="-" calcext:value-type="string">
            <text:p>-</text:p>
          </table:table-cell>
          <table:table-cell table:formula="of:=IF(AND([.$E12]&lt;&gt;[.AI$2];VLOOKUP([.$E12];areaCercaPuntiClassificaSquadre;3;0)=VLOOKUP([.AI$2];areaCercaPuntiClassificaSquadre;3;0));SUMIFS(areaPuntiFattiACalendario;areaSquadraACalendario;[.$E12];areaSquadraBCalendario;[.AI$2])+SUMIFS(areaPuntiFattiBCalendario;areaSquadraBCalendario;[.$E12];areaSquadraACalendario;[.AI$2]);&quot;-&quot;)" office:value-type="float" office:value="0" calcext:value-type="float">
            <text:p>0</text:p>
          </table:table-cell>
          <table:table-cell table:formula="of:=IF(AND([.$E12]&lt;&gt;[.AJ$2];VLOOKUP([.$E12];areaCercaPuntiClassificaSquadre;3;0)=VLOOKUP([.AJ$2];areaCercaPuntiClassificaSquadre;3;0));SUMIFS(areaPuntiFattiACalendario;areaSquadraACalendario;[.$E12];areaSquadraBCalendario;[.AJ$2])+SUMIFS(areaPuntiFattiBCalendario;areaSquadraBCalendario;[.$E12];areaSquadraACalendario;[.AJ$2]);&quot;-&quot;)" office:value-type="float" office:value="0" calcext:value-type="float">
            <text:p>0</text:p>
          </table:table-cell>
          <table:table-cell table:formula="of:=IF(AND([.$E12]&lt;&gt;[.AK$2];VLOOKUP([.$E12];areaCercaPuntiClassificaSquadre;3;0)=VLOOKUP([.AK$2];areaCercaPuntiClassificaSquadre;3;0));SUMIFS(areaPuntiFattiACalendario;areaSquadraACalendario;[.$E12];areaSquadraBCalendario;[.AK$2])+SUMIFS(areaPuntiFattiBCalendario;areaSquadraBCalendario;[.$E12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table:table-column table:style-name="co15" table:default-cell-style-name="ce49"/>
        <table:table-column table:style-name="co16" table:number-columns-repeated="2" table:default-cell-style-name="ce49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9" table:default-cell-style-name="ce49"/>
        <table:table-column table:style-name="co20" table:default-cell-style-name="ce49"/>
        <table:table-column table:style-name="co19" table:default-cell-style-name="ce49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9" table:content-validation-name="val4" office:value-type="date" office:date-value="2018-05-23" calcext:value-type="date">
            <text:p>2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49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table:table-column table:style-name="co28" table:default-cell-style-name="ce129"/>
        <table:table-column table:style-name="co16" table:default-cell-style-name="ce129"/>
        <table:table-column table:style-name="co29" table:default-cell-style-name="ce129"/>
        <table:table-column table:style-name="co30" table:number-columns-repeated="5" table:default-cell-style-name="ce129"/>
        <table:table-column table:style-name="co29" table:default-cell-style-name="ce129"/>
        <table:table-column table:style-name="co31" table:default-cell-style-name="ce140"/>
        <table:table-column table:style-name="co10" table:number-columns-repeated="2" table:default-cell-style-name="ce146"/>
        <table:table-column table:style-name="co9" table:default-cell-style-name="ce154"/>
        <table:table-row table:style-name="ro3">
          <table:table-cell table:style-name="ce156" table:formula="of:=constNomeCampionato&amp;&quot;&quot;" office:value-type="string" office:string-value="Campionato a 10 Squadre sola andata" calcext:value-type="string" table:number-columns-spanned="13" table:number-rows-spanned="1">
            <text:p>Campionato a 10 Squadre sola andat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 table:number-columns-spanned="1" table:number-rows-spanned="2">
            <text:p>P</text:p>
          </table:table-cell>
          <table:table-cell table:style-name="ce124" office:value-type="string" calcext:value-type="string" table:number-columns-spanned="1" table:number-rows-spanned="2">
            <text:p>Classifica</text:p>
          </table:table-cell>
          <table:table-cell table:style-name="ce124" office:value-type="string" calcext:value-type="string" table:number-columns-spanned="1" table:number-rows-spanned="2">
            <text:p>Pun</text:p>
          </table:table-cell>
          <table:table-cell table:style-name="ce12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5"/>
          <table:table-cell table:style-name="ce124" office:value-type="string" calcext:value-type="string" table:number-columns-spanned="3" table:number-rows-spanned="1">
            <text:p>Punti</text:p>
          </table:table-cell>
          <table:covered-table-cell table:style-name="ce125"/>
          <table:covered-table-cell table:style-name="ce135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53"/>
          <table:covered-table-cell table:style-name="ce164"/>
        </table:table-row>
        <table:table-row table:style-name="ro1">
          <table:covered-table-cell table:number-columns-repeated="3" table:style-name="ce125"/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V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Fat</text:p>
          </table:table-cell>
          <table:table-cell table:style-name="ce125" office:value-type="string" calcext:value-type="string">
            <text:p>Sub</text:p>
          </table:table-cell>
          <table:table-cell table:style-name="ce135" office:value-type="string" calcext:value-type="string">
            <text:p>Dif</text:p>
          </table:table-cell>
          <table:table-cell table:style-name="ce153" office:value-type="string" calcext:value-type="string">
            <text:p>Fat</text:p>
          </table:table-cell>
          <table:table-cell table:style-name="ce153" office:value-type="string" calcext:value-type="string">
            <text:p>Sub</text:p>
          </table:table-cell>
          <table:table-cell table:style-name="ce164" office:value-type="string" calcext:value-type="string">
            <text:p>Dif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36" table:formula="of:=VLOOKUP([.A9];areaCercaDatiPerPosizioneSquadre;4;0)" office:value-type="float" office:value="11" calcext:value-type="float">
            <text:p>11</text:p>
          </table:table-cell>
          <table:table-cell table:style-name="ce136" table:formula="of:=VLOOKUP([.A9];areaCercaDatiPerPosizioneSquadre;5;0)" office:value-type="float" office:value="6" calcext:value-type="float">
            <text:p>6</text:p>
          </table:table-cell>
          <table:table-cell table:style-name="ce136" table:formula="of:=VLOOKUP([.A9];areaCercaDatiPerPosizioneSquadre;6;0)" office:value-type="float" office:value="5" calcext:value-type="float">
            <text:p>5</text:p>
          </table:table-cell>
          <table:table-cell table:style-name="ce136" table:formula="of:=VLOOKUP([.A9];areaCercaDatiPerPosizioneSquadre;7;0)" office:value-type="float" office:value="1" calcext:value-type="float">
            <text:p>1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298" calcext:value-type="float">
            <text:p>298</text:p>
          </table:table-cell>
          <table:table-cell table:style-name="ce136" table:formula="of:=VLOOKUP([.A9];areaCercaDatiPerPosizioneSquadre;10;0)" office:value-type="float" office:value="250" calcext:value-type="float">
            <text:p>250</text:p>
          </table:table-cell>
          <table:table-cell table:style-name="ce143" table:formula="of:=VLOOKUP([.A9];areaCercaDatiPerPosizioneSquadre;11;0)" office:value-type="float" office:value="48" calcext:value-type="float">
            <text:p>+48</text:p>
          </table:table-cell>
          <table:table-cell table:style-name="ce151" table:formula="of:=VLOOKUP([.A9];areaCercaDatiPerPosizioneSquadre;12;0)" office:value-type="float" office:value="49.67" calcext:value-type="float">
            <text:p>49,67</text:p>
          </table:table-cell>
          <table:table-cell table:style-name="ce151" table:formula="of:=VLOOKUP([.A9];areaCercaDatiPerPosizioneSquadre;13;0)" office:value-type="float" office:value="41.67" calcext:value-type="float">
            <text:p>41,67</text:p>
          </table:table-cell>
          <table:table-cell table:style-name="ce158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Delfini" calcext:value-type="string">
            <text:p>Delfini</text:p>
          </table:table-cell>
          <table:table-cell table:style-name="ce136" table:formula="of:=VLOOKUP([.A10];areaCercaDatiPerPosizioneSquadre;4;0)" office:value-type="float" office:value="11" calcext:value-type="float">
            <text:p>11</text:p>
          </table:table-cell>
          <table:table-cell table:style-name="ce136" table:formula="of:=VLOOKUP([.A10];areaCercaDatiPerPosizioneSquadre;5;0)" office:value-type="float" office:value="6" calcext:value-type="float">
            <text:p>6</text:p>
          </table:table-cell>
          <table:table-cell table:style-name="ce136" table:formula="of:=VLOOKUP([.A10];areaCercaDatiPerPosizioneSquadre;6;0)" office:value-type="float" office:value="5" calcext:value-type="float">
            <text:p>5</text:p>
          </table:table-cell>
          <table:table-cell table:style-name="ce136" table:formula="of:=VLOOKUP([.A10];areaCercaDatiPerPosizioneSquadre;7;0)" office:value-type="float" office:value="1" calcext:value-type="float">
            <text:p>1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319" calcext:value-type="float">
            <text:p>319</text:p>
          </table:table-cell>
          <table:table-cell table:style-name="ce136" table:formula="of:=VLOOKUP([.A10];areaCercaDatiPerPosizioneSquadre;10;0)" office:value-type="float" office:value="254" calcext:value-type="float">
            <text:p>254</text:p>
          </table:table-cell>
          <table:table-cell table:style-name="ce143" table:formula="of:=VLOOKUP([.A10];areaCercaDatiPerPosizioneSquadre;11;0)" office:value-type="float" office:value="65" calcext:value-type="float">
            <text:p>+65</text:p>
          </table:table-cell>
          <table:table-cell table:style-name="ce151" table:formula="of:=VLOOKUP([.A10];areaCercaDatiPerPosizioneSquadre;12;0)" office:value-type="float" office:value="53.17" calcext:value-type="float">
            <text:p>53,17</text:p>
          </table:table-cell>
          <table:table-cell table:style-name="ce151" table:formula="of:=VLOOKUP([.A10];areaCercaDatiPerPosizioneSquadre;13;0)" office:value-type="float" office:value="42.33" calcext:value-type="float">
            <text:p>42,33</text:p>
          </table:table-cell>
          <table:table-cell table:style-name="ce158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Elefanti" calcext:value-type="string">
            <text:p>Elefanti</text:p>
          </table:table-cell>
          <table:table-cell table:style-name="ce136" table:formula="of:=VLOOKUP([.A11];areaCercaDatiPerPosizioneSquadre;4;0)" office:value-type="float" office:value="10" calcext:value-type="float">
            <text:p>10</text:p>
          </table:table-cell>
          <table:table-cell table:style-name="ce136" table:formula="of:=VLOOKUP([.A11];areaCercaDatiPerPosizioneSquadre;5;0)" office:value-type="float" office:value="6" calcext:value-type="float">
            <text:p>6</text:p>
          </table:table-cell>
          <table:table-cell table:style-name="ce136" table:formula="of:=VLOOKUP([.A11];areaCercaDatiPerPosizioneSquadre;6;0)" office:value-type="float" office:value="4" calcext:value-type="float">
            <text:p>4</text:p>
          </table:table-cell>
          <table:table-cell table:style-name="ce136" table:formula="of:=VLOOKUP([.A11];areaCercaDatiPerPosizioneSquadre;7;0)" office:value-type="float" office:value="2" calcext:value-type="float">
            <text:p>2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351" calcext:value-type="float">
            <text:p>351</text:p>
          </table:table-cell>
          <table:table-cell table:style-name="ce136" table:formula="of:=VLOOKUP([.A11];areaCercaDatiPerPosizioneSquadre;10;0)" office:value-type="float" office:value="247" calcext:value-type="float">
            <text:p>247</text:p>
          </table:table-cell>
          <table:table-cell table:style-name="ce143" table:formula="of:=VLOOKUP([.A11];areaCercaDatiPerPosizioneSquadre;11;0)" office:value-type="float" office:value="104" calcext:value-type="float">
            <text:p>+104</text:p>
          </table:table-cell>
          <table:table-cell table:style-name="ce151" table:formula="of:=VLOOKUP([.A11];areaCercaDatiPerPosizioneSquadre;12;0)" office:value-type="float" office:value="58.5" calcext:value-type="float">
            <text:p>58,50</text:p>
          </table:table-cell>
          <table:table-cell table:style-name="ce151" table:formula="of:=VLOOKUP([.A11];areaCercaDatiPerPosizioneSquadre;13;0)" office:value-type="float" office:value="41.17" calcext:value-type="float">
            <text:p>41,17</text:p>
          </table:table-cell>
          <table:table-cell table:style-name="ce158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36" table:formula="of:=VLOOKUP([.A12];areaCercaDatiPerPosizioneSquadre;4;0)" office:value-type="float" office:value="9" calcext:value-type="float">
            <text:p>9</text:p>
          </table:table-cell>
          <table:table-cell table:style-name="ce136" table:formula="of:=VLOOKUP([.A12];areaCercaDatiPerPosizioneSquadre;5;0)" office:value-type="float" office:value="6" calcext:value-type="float">
            <text:p>6</text:p>
          </table:table-cell>
          <table:table-cell table:style-name="ce136" table:formula="of:=VLOOKUP([.A12];areaCercaDatiPerPosizioneSquadre;6;0)" office:value-type="float" office:value="3" calcext:value-type="float">
            <text:p>3</text:p>
          </table:table-cell>
          <table:table-cell table:style-name="ce136" table:formula="of:=VLOOKUP([.A12];areaCercaDatiPerPosizioneSquadre;7;0)" office:value-type="float" office:value="3" calcext:value-type="float">
            <text:p>3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359" calcext:value-type="float">
            <text:p>359</text:p>
          </table:table-cell>
          <table:table-cell table:style-name="ce136" table:formula="of:=VLOOKUP([.A12];areaCercaDatiPerPosizioneSquadre;10;0)" office:value-type="float" office:value="279" calcext:value-type="float">
            <text:p>279</text:p>
          </table:table-cell>
          <table:table-cell table:style-name="ce143" table:formula="of:=VLOOKUP([.A12];areaCercaDatiPerPosizioneSquadre;11;0)" office:value-type="float" office:value="80" calcext:value-type="float">
            <text:p>+80</text:p>
          </table:table-cell>
          <table:table-cell table:style-name="ce151" table:formula="of:=VLOOKUP([.A12];areaCercaDatiPerPosizioneSquadre;12;0)" office:value-type="float" office:value="59.83" calcext:value-type="float">
            <text:p>59,83</text:p>
          </table:table-cell>
          <table:table-cell table:style-name="ce151" table:formula="of:=VLOOKUP([.A12];areaCercaDatiPerPosizioneSquadre;13;0)" office:value-type="float" office:value="46.5" calcext:value-type="float">
            <text:p>46,50</text:p>
          </table:table-cell>
          <table:table-cell table:style-name="ce158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36" table:formula="of:=VLOOKUP([.A13];areaCercaDatiPerPosizioneSquadre;4;0)" office:value-type="float" office:value="8" calcext:value-type="float">
            <text:p>8</text:p>
          </table:table-cell>
          <table:table-cell table:style-name="ce136" table:formula="of:=VLOOKUP([.A13];areaCercaDatiPerPosizioneSquadre;5;0)" office:value-type="float" office:value="6" calcext:value-type="float">
            <text:p>6</text:p>
          </table:table-cell>
          <table:table-cell table:style-name="ce136" table:formula="of:=VLOOKUP([.A13];areaCercaDatiPerPosizioneSquadre;6;0)" office:value-type="float" office:value="2" calcext:value-type="float">
            <text:p>2</text:p>
          </table:table-cell>
          <table:table-cell table:style-name="ce136" table:formula="of:=VLOOKUP([.A13];areaCercaDatiPerPosizioneSquadre;7;0)" office:value-type="float" office:value="4" calcext:value-type="float">
            <text:p>4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223" calcext:value-type="float">
            <text:p>223</text:p>
          </table:table-cell>
          <table:table-cell table:style-name="ce136" table:formula="of:=VLOOKUP([.A13];areaCercaDatiPerPosizioneSquadre;10;0)" office:value-type="float" office:value="314" calcext:value-type="float">
            <text:p>314</text:p>
          </table:table-cell>
          <table:table-cell table:style-name="ce143" table:formula="of:=VLOOKUP([.A13];areaCercaDatiPerPosizioneSquadre;11;0)" office:value-type="float" office:value="-91" calcext:value-type="float">
            <text:p>-91</text:p>
          </table:table-cell>
          <table:table-cell table:style-name="ce151" table:formula="of:=VLOOKUP([.A13];areaCercaDatiPerPosizioneSquadre;12;0)" office:value-type="float" office:value="37.17" calcext:value-type="float">
            <text:p>37,17</text:p>
          </table:table-cell>
          <table:table-cell table:style-name="ce151" table:formula="of:=VLOOKUP([.A13];areaCercaDatiPerPosizioneSquadre;13;0)" office:value-type="float" office:value="52.33" calcext:value-type="float">
            <text:p>52,33</text:p>
          </table:table-cell>
          <table:table-cell table:style-name="ce158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Gazzelle" calcext:value-type="string">
            <text:p>Gazzelle</text:p>
          </table:table-cell>
          <table:table-cell table:style-name="ce136" table:formula="of:=VLOOKUP([.A14];areaCercaDatiPerPosizioneSquadre;4;0)" office:value-type="float" office:value="8" calcext:value-type="float">
            <text:p>8</text:p>
          </table:table-cell>
          <table:table-cell table:style-name="ce136" table:formula="of:=VLOOKUP([.A14];areaCercaDatiPerPosizioneSquadre;5;0)" office:value-type="float" office:value="6" calcext:value-type="float">
            <text:p>6</text:p>
          </table:table-cell>
          <table:table-cell table:style-name="ce136" table:formula="of:=VLOOKUP([.A14];areaCercaDatiPerPosizioneSquadre;6;0)" office:value-type="float" office:value="2" calcext:value-type="float">
            <text:p>2</text:p>
          </table:table-cell>
          <table:table-cell table:style-name="ce136" table:formula="of:=VLOOKUP([.A14];areaCercaDatiPerPosizioneSquadre;7;0)" office:value-type="float" office:value="4" calcext:value-type="float">
            <text:p>4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279" calcext:value-type="float">
            <text:p>279</text:p>
          </table:table-cell>
          <table:table-cell table:style-name="ce136" table:formula="of:=VLOOKUP([.A14];areaCercaDatiPerPosizioneSquadre;10;0)" office:value-type="float" office:value="309" calcext:value-type="float">
            <text:p>309</text:p>
          </table:table-cell>
          <table:table-cell table:style-name="ce143" table:formula="of:=VLOOKUP([.A14];areaCercaDatiPerPosizioneSquadre;11;0)" office:value-type="float" office:value="-30" calcext:value-type="float">
            <text:p>-30</text:p>
          </table:table-cell>
          <table:table-cell table:style-name="ce151" table:formula="of:=VLOOKUP([.A14];areaCercaDatiPerPosizioneSquadre;12;0)" office:value-type="float" office:value="46.5" calcext:value-type="float">
            <text:p>46,50</text:p>
          </table:table-cell>
          <table:table-cell table:style-name="ce151" table:formula="of:=VLOOKUP([.A14];areaCercaDatiPerPosizioneSquadre;13;0)" office:value-type="float" office:value="51.5" calcext:value-type="float">
            <text:p>51,50</text:p>
          </table:table-cell>
          <table:table-cell table:style-name="ce158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Albatros" calcext:value-type="string">
            <text:p>Albatros</text:p>
          </table:table-cell>
          <table:table-cell table:style-name="ce136" table:formula="of:=VLOOKUP([.A15];areaCercaDatiPerPosizioneSquadre;4;0)" office:value-type="float" office:value="6" calcext:value-type="float">
            <text:p>6</text:p>
          </table:table-cell>
          <table:table-cell table:style-name="ce136" table:formula="of:=VLOOKUP([.A15];areaCercaDatiPerPosizioneSquadre;5;0)" office:value-type="float" office:value="6" calcext:value-type="float">
            <text:p>6</text:p>
          </table:table-cell>
          <table:table-cell table:style-name="ce136" table:formula="of:=VLOOKUP([.A15];areaCercaDatiPerPosizioneSquadre;6;0)" office:value-type="float" office:value="0" calcext:value-type="float">
            <text:p>0</text:p>
          </table:table-cell>
          <table:table-cell table:style-name="ce136" table:formula="of:=VLOOKUP([.A15];areaCercaDatiPerPosizioneSquadre;7;0)" office:value-type="float" office:value="6" calcext:value-type="float">
            <text:p>6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149" calcext:value-type="float">
            <text:p>149</text:p>
          </table:table-cell>
          <table:table-cell table:style-name="ce136" table:formula="of:=VLOOKUP([.A15];areaCercaDatiPerPosizioneSquadre;10;0)" office:value-type="float" office:value="325" calcext:value-type="float">
            <text:p>325</text:p>
          </table:table-cell>
          <table:table-cell table:style-name="ce143" table:formula="of:=VLOOKUP([.A15];areaCercaDatiPerPosizioneSquadre;11;0)" office:value-type="float" office:value="-176" calcext:value-type="float">
            <text:p>-176</text:p>
          </table:table-cell>
          <table:table-cell table:style-name="ce151" table:formula="of:=VLOOKUP([.A15];areaCercaDatiPerPosizioneSquadre;12;0)" office:value-type="float" office:value="24.83" calcext:value-type="float">
            <text:p>24,83</text:p>
          </table:table-cell>
          <table:table-cell table:style-name="ce151" table:formula="of:=VLOOKUP([.A15];areaCercaDatiPerPosizioneSquadre;13;0)" office:value-type="float" office:value="54.17" calcext:value-type="float">
            <text:p>54,17</text:p>
          </table:table-cell>
          <table:table-cell table:style-name="ce158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Iene" calcext:value-type="string">
            <text:p>Iene</text:p>
          </table:table-cell>
          <table:table-cell table:style-name="ce136" table:formula="of:=VLOOKUP([.A16];areaCercaDatiPerPosizioneSquadre;4;0)" office:value-type="float" office:value="0" calcext:value-type="float">
            <text:p>0</text:p>
          </table:table-cell>
          <table:table-cell table:style-name="ce136" table:formula="of:=VLOOKUP([.A16];areaCercaDatiPerPosizioneSquadre;5;0)" office:value-type="float" office:value="0" calcext:value-type="float">
            <text:p>0</text:p>
          </table:table-cell>
          <table:table-cell table:style-name="ce136" table:formula="of:=VLOOKUP([.A16];areaCercaDatiPerPosizioneSquadre;6;0)" office:value-type="float" office:value="0" calcext:value-type="float">
            <text:p>0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0" calcext:value-type="float">
            <text:p>0</text:p>
          </table:table-cell>
          <table:table-cell table:style-name="ce136" table:formula="of:=VLOOKUP([.A16];areaCercaDatiPerPosizioneSquadre;10;0)" office:value-type="float" office:value="0" calcext:value-type="float">
            <text:p>0</text:p>
          </table:table-cell>
          <table:table-cell table:style-name="ce143" table:formula="of:=VLOOKUP([.A16];areaCercaDatiPerPosizioneSquadre;11;0)" office:value-type="float" office:value="0" calcext:value-type="float">
            <text:p>+0</text:p>
          </table:table-cell>
          <table:table-cell table:style-name="ce151" table:formula="of:=VLOOKUP([.A16];areaCercaDatiPerPosizioneSquadre;12;0)" office:value-type="float" office:value="0" calcext:value-type="float">
            <text:p>0,00</text:p>
          </table:table-cell>
          <table:table-cell table:style-name="ce151" table:formula="of:=VLOOKUP([.A16];areaCercaDatiPerPosizioneSquadre;13;0)" office:value-type="float" office:value="0" calcext:value-type="float">
            <text:p>0,00</text:p>
          </table:table-cell>
          <table:table-cell table:style-name="ce158" table:formula="of:=VLOOKUP([.A16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Marmotte" calcext:value-type="string">
            <text:p>Marmotte</text:p>
          </table:table-cell>
          <table:table-cell table:style-name="ce136" table:formula="of:=VLOOKUP([.A17];areaCercaDatiPerPosizioneSquadre;4;0)" office:value-type="float" office:value="0" calcext:value-type="float">
            <text:p>0</text:p>
          </table:table-cell>
          <table:table-cell table:style-name="ce136" table:formula="of:=VLOOKUP([.A17];areaCercaDatiPerPosizioneSquadre;5;0)" office:value-type="float" office:value="0" calcext:value-type="float">
            <text:p>0</text:p>
          </table:table-cell>
          <table:table-cell table:style-name="ce136" table:formula="of:=VLOOKUP([.A17];areaCercaDatiPerPosizioneSquadre;6;0)" office:value-type="float" office:value="0" calcext:value-type="float">
            <text:p>0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0" calcext:value-type="float">
            <text:p>0</text:p>
          </table:table-cell>
          <table:table-cell table:style-name="ce136" table:formula="of:=VLOOKUP([.A17];areaCercaDatiPerPosizioneSquadre;9;0)" office:value-type="float" office:value="0" calcext:value-type="float">
            <text:p>0</text:p>
          </table:table-cell>
          <table:table-cell table:style-name="ce136" table:formula="of:=VLOOKUP([.A17];areaCercaDatiPerPosizioneSquadre;10;0)" office:value-type="float" office:value="0" calcext:value-type="float">
            <text:p>0</text:p>
          </table:table-cell>
          <table:table-cell table:style-name="ce143" table:formula="of:=VLOOKUP([.A17];areaCercaDatiPerPosizioneSquadre;11;0)" office:value-type="float" office:value="0" calcext:value-type="float">
            <text:p>+0</text:p>
          </table:table-cell>
          <table:table-cell table:style-name="ce151" table:formula="of:=VLOOKUP([.A17];areaCercaDatiPerPosizioneSquadre;12;0)" office:value-type="float" office:value="0" calcext:value-type="float">
            <text:p>0,00</text:p>
          </table:table-cell>
          <table:table-cell table:style-name="ce151" table:formula="of:=VLOOKUP([.A17];areaCercaDatiPerPosizioneSquadre;13;0)" office:value-type="float" office:value="0" calcext:value-type="float">
            <text:p>0,00</text:p>
          </table:table-cell>
          <table:table-cell table:style-name="ce158" table:formula="of:=VLOOKUP([.A17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10" calcext:value-type="float">
            <text:p>10</text:p>
          </table:table-cell>
          <table:table-cell table:style-name="ce136" table:formula="of:=VLOOKUP([.A18];areaCercaDatiPerPosizioneSquadre;2;0)" office:value-type="string" office:string-value="Leoni" calcext:value-type="string">
            <text:p>Leoni</text:p>
          </table:table-cell>
          <table:table-cell table:style-name="ce136" table:formula="of:=VLOOKUP([.A18];areaCercaDatiPerPosizioneSquadre;4;0)" office:value-type="float" office:value="0" calcext:value-type="float">
            <text:p>0</text:p>
          </table:table-cell>
          <table:table-cell table:style-name="ce136" table:formula="of:=VLOOKUP([.A18];areaCercaDatiPerPosizioneSquadre;5;0)" office:value-type="float" office:value="0" calcext:value-type="float">
            <text:p>0</text:p>
          </table:table-cell>
          <table:table-cell table:style-name="ce136" table:formula="of:=VLOOKUP([.A18];areaCercaDatiPerPosizioneSquadre;6;0)" office:value-type="float" office:value="0" calcext:value-type="float">
            <text:p>0</text:p>
          </table:table-cell>
          <table:table-cell table:style-name="ce136" table:formula="of:=VLOOKUP([.A18];areaCercaDatiPerPosizioneSquadre;7;0)" office:value-type="float" office:value="0" calcext:value-type="float">
            <text:p>0</text:p>
          </table:table-cell>
          <table:table-cell table:style-name="ce136" table:formula="of:=VLOOKUP([.A18];areaCercaDatiPerPosizioneSquadre;8;0)" office:value-type="float" office:value="0" calcext:value-type="float">
            <text:p>0</text:p>
          </table:table-cell>
          <table:table-cell table:style-name="ce136" table:formula="of:=VLOOKUP([.A18];areaCercaDatiPerPosizioneSquadre;9;0)" office:value-type="float" office:value="0" calcext:value-type="float">
            <text:p>0</text:p>
          </table:table-cell>
          <table:table-cell table:style-name="ce136" table:formula="of:=VLOOKUP([.A18];areaCercaDatiPerPosizioneSquadre;10;0)" office:value-type="float" office:value="0" calcext:value-type="float">
            <text:p>0</text:p>
          </table:table-cell>
          <table:table-cell table:style-name="ce143" table:formula="of:=VLOOKUP([.A18];areaCercaDatiPerPosizioneSquadre;11;0)" office:value-type="float" office:value="0" calcext:value-type="float">
            <text:p>+0</text:p>
          </table:table-cell>
          <table:table-cell table:style-name="ce151" table:formula="of:=VLOOKUP([.A18];areaCercaDatiPerPosizioneSquadre;12;0)" office:value-type="float" office:value="0" calcext:value-type="float">
            <text:p>0,00</text:p>
          </table:table-cell>
          <table:table-cell table:style-name="ce151" table:formula="of:=VLOOKUP([.A18];areaCercaDatiPerPosizioneSquadre;13;0)" office:value-type="float" office:value="0" calcext:value-type="float">
            <text:p>0,00</text:p>
          </table:table-cell>
          <table:table-cell table:style-name="ce158" table:formula="of:=VLOOKUP([.A18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table:table-column table:style-name="co32" table:default-cell-style-name="ce49"/>
        <table:table-column table:style-name="co33" table:number-columns-repeated="2" table:default-cell-style-name="ce49"/>
        <table:table-column table:style-name="co34" table:default-cell-style-name="ce49"/>
        <table:table-column table:style-name="co35" table:default-cell-style-name="ce49"/>
        <table:table-column table:style-name="co36" table:number-columns-repeated="2" table:default-cell-style-name="ce49"/>
        <table:table-column table:style-name="co37" table:default-cell-style-name="ce49"/>
        <table:table-column table:style-name="co36" table:default-cell-style-name="ce4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Elefanti" calcext:value-type="string">
            <text:p>Elefanti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Barracuda" calcext:value-type="string">
            <text:p>Barracuda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Barracuda" calcext:value-type="string">
            <text:p>Barracuda</text:p>
          </table:table-cell>
          <table:table-cell table:style-name="ce77" table:formula="of:=IF([.$G14]+[.$I14]=0;&quot;(Perdente)&quot;;IF([.$G14]&lt;[.$I14];[.$B14];[.$C1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2"/>
        <table:named-range table:name="areaNomiCampiSquadre" table:base-cell-address="$Squadre.$K$1" table:cell-range-address="$Squadre.$B$3:.$B$12"/>
        <table:named-range table:name="areaNomiSquadreSquadre" table:base-cell-address="$Squadre.$A$2" table:cell-range-address="$Squadre.$A$3:.$A$12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32:25.17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7:33:08.121000000</dc:date>
    <meta:editing-duration>PT6H13M3S</meta:editing-duration>
    <meta:editing-cycles>64</meta:editing-cycles>
    <meta:generator>LibreOffice/7.1.2.2$Windows_X86_64 LibreOffice_project/8a45595d069ef5570103caea1b71cc9d82b2aae4</meta:generator>
    <meta:document-statistic meta:table-count="5" meta:cell-count="1411" meta:object-count="0"/>
  </office:meta>
</office:document-meta>
</file>